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in" fo:margin-bottom="0.0799in"/>
    </style:style>
    <style:style style:name="P2" style:family="paragraph" style:parent-style-name="Text_20_body">
      <style:paragraph-properties fo:margin-top="0in" fo:margin-bottom="0.0799in"/>
      <style:text-properties fo:font-weight="bold" style:font-weight-asian="bold" style:font-weight-complex="bold"/>
    </style:style>
    <style:style style:name="P3" style:family="paragraph" style:parent-style-name="Text_20_body">
      <style:paragraph-properties fo:margin-top="0in" fo:margin-bottom="0.0799in"/>
      <style:text-properties fo:font-weight="normal" style:font-weight-asian="normal" style:font-weight-complex="normal"/>
    </style:style>
    <style:style style:name="P4" style:family="paragraph" style:parent-style-name="Text_20_body">
      <style:paragraph-properties fo:margin-top="0in" fo:margin-bottom="0.1402in" fo:text-align="center" style:justify-single-word="false"/>
      <style:text-properties fo:font-size="16pt" fo:font-weight="bold" style:font-size-asian="16pt" style:font-weight-asian="bold" style:font-size-complex="16pt" style:font-weight-complex="bold"/>
    </style:style>
    <style:style style:name="P5" style:family="paragraph" style:parent-style-name="Text_20_body">
      <style:paragraph-properties fo:margin-top="0in" fo:margin-bottom="0.0598in" fo:text-align="center" style:justify-single-word="false"/>
      <style:text-properties fo:font-size="22pt" style:text-underline-style="none" fo:font-weight="normal" style:font-size-asian="22pt" style:font-weight-asian="normal" style:font-size-complex="2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FOSS Field Trip</text:p>
      <text:p text:style-name="P4">Eucalyptus</text:p>
      <text:p text:style-name="P2">How many people are working on the project?</text:p>
      <text:p text:style-name="P3">Ohloh reports that 22 people have contributed code to the project over the past year, which puts Eucalyptus in the top 10% of largest project teams.</text:p>
      <text:p text:style-name="P2">How active is the project?</text:p>
      <text:p text:style-name="P1">Ohloh reports that the project has increasing year over year activity, meaning more commits are being made as time goes on. Also, the #eucalyptus channel on irc.freenode.net is quite active.</text:p>
      <text:p text:style-name="P2">Are there clear starting points for someone interested in helping with the project?</text:p>
      <text:p text:style-name="P3">There is a very obvious link on open.eucalyptus.com titled “Participate” that leads to a page full of things that people can do, not all of them related to software development, to help the Eucalyptus project.</text:p>
      <text:p text:style-name="P2">Are there usable technical documents that describe the project (e.g., functional requirements, design documents, installation documentation, etc.)?</text:p>
      <text:p text:style-name="P3">I can't find a real design document for the project. But the project website explains what VLC does and why it exists. The Wiki has installation documentation available for the various platforms that are supported.</text:p>
      <text:p text:style-name="P2">How are bugs and feature requests tracked? Are there a lot of open items? Are they being worked on? Are issues being addressed?</text:p>
      <text:p text:style-name="P3">Bug reporting and feature requests are tracked using Launchpad, the site where the project's code repository is hosted. There are currently 168 open bug reports. They are organized, prioritized, and seem to be being addressed.</text:p>
      <text:p text:style-name="P2">Does this look like a credible project? </text:p>
      <text:p text:style-name="P3">Yes. The project is backed by a real company and they present themselves in a professional manner.</text:p>
      <text:p text:style-name="P2">What’s the business model? How is all this happening as “free and open source”?</text:p>
      <text:p text:style-name="P1">There is a proprietary, commercial version of Eucalyptus that is licensed for a fee.</text:p>
      <text:p text:style-name="P2">Do you think you could download and install this product?</text:p>
      <text:p text:style-name="P3">It seems quite difficult to do because I have no experience with this sort of software. The learning curve is a bit high, but surely doable.</text:p>
      <text:p text:style-name="P2">How do the developers communicate with each other? What channels or tools are available within the project?</text:p>
      <text:p text:style-name="P3">There is a listserv, and IRC channel, and a forum.</text:p>
      <text:p text:style-name="P2">What has been the most interesting thing you learned through this exercise?</text:p>
      <text:p text:style-name="P3">Eucalyptus is made to be compatible with the Amazon EC2 cloud computing serv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Thompson</meta:initial-creator>
    <meta:creation-date>2012-01-30T20:14:38</meta:creation-date>
    <dc:date>2012-03-26T15:07:50</dc:date>
    <dc:creator>Karl Wurst</dc:creator>
    <meta:editing-duration>PT1H52M26S</meta:editing-duration>
    <meta:editing-cycles>22</meta:editing-cycles>
    <meta:generator>LibreOffice/3.4$Unix LibreOffice_project/340m1$Build-302</meta:generator>
    <meta:document-statistic meta:table-count="0" meta:image-count="0" meta:object-count="0" meta:page-count="1" meta:paragraph-count="22" meta:word-count="371" meta:character-count="2248" meta:non-whitespace-character-count="1898"/>
  </office:meta>
</office:document-meta>
</file>